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4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13"/>
    <style:style style:name="ce3" style:family="table-cell" style:parent-style-name="Default" style:data-style-name="N110"/>
    <style:style style:name="ce4" style:family="table-cell" style:parent-style-name="Default" style:data-style-name="N107"/>
    <style:style style:name="ce5" style:family="table-cell" style:parent-style-name="Default" style:data-style-name="N5106"/>
    <style:style style:name="ce6" style:family="table-cell" style:parent-style-name="Default" style:data-style-name="N5106">
      <style:text-properties style:font-name="Arial" style:font-name-asian="Lucida Sans Unicode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5"/>
        <table:table-row table:style-name="ro3">
          <table:table-cell table:style-name="ce1" office:value-type="string">
            <text:p>Convertisseur Francs en Euros</text:p>
          </table:table-cell>
          <table:table-cell table:style-name="Default" table:number-columns-repeated="3"/>
        </table:table-row>
        <table:table-row table:style-name="ro4">
          <table:table-cell table:style-name="Default" office:value-type="string">
            <text:p>Taux de conversion</text:p>
          </table:table-cell>
          <table:table-cell table:style-name="ce3" office:value-type="float" office:value="6.55957">
            <text:p>6.55957</text:p>
          </table:table-cell>
          <table:table-cell table:style-name="Default" table:number-columns-repeated="2"/>
        </table:table-row>
        <table:table-row table:style-name="ro4">
          <table:table-cell table:style-name="Default"/>
          <table:table-cell table:style-name="Default"/>
          <table:table-cell table:style-name="Default" table:number-columns-repeated="2"/>
        </table:table-row>
        <table:table-row table:style-name="ro4">
          <table:table-cell table:style-name="Default" office:value-type="string">
            <text:p>Francs</text:p>
          </table:table-cell>
          <table:table-cell table:style-name="Default" office:value-type="string">
            <text:p>Euros</text:p>
          </table:table-cell>
          <table:table-cell table:style-name="Default" table:number-columns-repeated="2"/>
        </table:table-row>
        <table:table-row table:style-name="ro4">
          <table:table-cell office:value-type="currency" office:currency="FRF" office:value="10">
            <text:p>10.00 F</text:p>
          </table:table-cell>
          <table:table-cell table:formula="of:=[.A5]/[.B2]" office:value-type="currency" office:currency="EUR" office:value="1.5244901723741">
            <text:p>1.52 €</text:p>
          </table:table-cell>
          <table:table-cell table:style-name="ce5" table:formula="of:=[.A5]/[.$B$2]" office:value-type="currency" office:currency="EUR" office:value="1.5244901723741">
            <text:p>1,52 €</text:p>
          </table:table-cell>
          <table:table-cell table:formula="of:=[.A5]/taux" office:value-type="currency" office:currency="EUR" office:value="1.5244901723741">
            <text:p>1,52 €</text:p>
          </table:table-cell>
        </table:table-row>
        <table:table-row table:style-name="ro4">
          <table:table-cell office:value-type="currency" office:currency="FRF" office:value="20">
            <text:p>20.00 F</text:p>
          </table:table-cell>
          <table:table-cell table:formula="of:=[.A6]/[.B3]" office:value-type="currency" office:currency="EUR" office:value="0">
            <text:p>#DIV/0!</text:p>
          </table:table-cell>
          <table:table-cell table:formula="of:=[.A6]/[.$B$2]" office:value-type="currency" office:currency="EUR" office:value="3.04898034474821">
            <text:p>3,05 €</text:p>
          </table:table-cell>
          <table:table-cell table:formula="of:=[.A6]/taux" office:value-type="currency" office:currency="EUR" office:value="3.04898034474821">
            <text:p>3,05 €</text:p>
          </table:table-cell>
        </table:table-row>
        <table:table-row table:style-name="ro4">
          <table:table-cell office:value-type="currency" office:currency="FRF" office:value="30">
            <text:p>30.00 F</text:p>
          </table:table-cell>
          <table:table-cell table:formula="of:=[.A7]/[.B4]" office:value-type="currency" office:currency="EUR" office:value="0">
            <text:p>#VALUE!</text:p>
          </table:table-cell>
          <table:table-cell table:formula="of:=[.A7]/[.$B$2]" office:value-type="currency" office:currency="EUR" office:value="4.57347051712231">
            <text:p>4,57 €</text:p>
          </table:table-cell>
          <table:table-cell table:formula="of:=[.A7]/taux" office:value-type="currency" office:currency="EUR" office:value="4.57347051712231">
            <text:p>4,57 €</text:p>
          </table:table-cell>
        </table:table-row>
        <table:table-row table:style-name="ro4">
          <table:table-cell office:value-type="currency" office:currency="FRF" office:value="40">
            <text:p>40.00 F</text:p>
          </table:table-cell>
          <table:table-cell table:formula="of:=[.A8]/[.B5]" office:value-type="currency" office:currency="EUR" office:value="26.23828">
            <text:p>26.24 €</text:p>
          </table:table-cell>
          <table:table-cell table:formula="of:=[.A8]/[.$B$2]" office:value-type="currency" office:currency="EUR" office:value="6.09796068949642">
            <text:p>6,10 €</text:p>
          </table:table-cell>
          <table:table-cell table:formula="of:=[.A8]/taux" office:value-type="currency" office:currency="EUR" office:value="6.09796068949642">
            <text:p>6,10 €</text:p>
          </table:table-cell>
        </table:table-row>
        <table:table-row table:style-name="ro4">
          <table:table-cell office:value-type="currency" office:currency="FRF" office:value="50">
            <text:p>50.00 F</text:p>
          </table:table-cell>
          <table:table-cell table:formula="of:=[.A9]/[.B6]" office:value-type="currency" office:currency="EUR" office:value="0">
            <text:p>#DIV/0!</text:p>
          </table:table-cell>
          <table:table-cell table:formula="of:=[.A9]/[.$B$2]" office:value-type="currency" office:currency="EUR" office:value="7.62245086187052">
            <text:p>7,62 €</text:p>
          </table:table-cell>
          <table:table-cell table:formula="of:=[.A9]/taux" office:value-type="currency" office:currency="EUR" office:value="7.62245086187052">
            <text:p>7,62 €</text:p>
          </table:table-cell>
        </table:table-row>
        <table:table-row table:style-name="ro4">
          <table:table-cell office:value-type="currency" office:currency="FRF" office:value="60">
            <text:p>60.00 F</text:p>
          </table:table-cell>
          <table:table-cell table:formula="of:=[.A10]/[.B7]" office:value-type="currency" office:currency="EUR" office:value="0">
            <text:p>#VALUE!</text:p>
          </table:table-cell>
          <table:table-cell table:formula="of:=[.A10]/[.$B$2]" office:value-type="currency" office:currency="EUR" office:value="9.14694103424462">
            <text:p>9,15 €</text:p>
          </table:table-cell>
          <table:table-cell table:formula="of:=[.A10]/taux" office:value-type="currency" office:currency="EUR" office:value="9.14694103424462">
            <text:p>9,15 €</text:p>
          </table:table-cell>
        </table:table-row>
        <table:table-row table:style-name="ro4">
          <table:table-cell office:value-type="currency" office:currency="FRF" office:value="70">
            <text:p>70.00 F</text:p>
          </table:table-cell>
          <table:table-cell table:formula="of:=[.A11]/[.B8]" office:value-type="currency" office:currency="EUR" office:value="2.66785780165468">
            <text:p>2.67 €</text:p>
          </table:table-cell>
          <table:table-cell table:formula="of:=[.A11]/[.$B$2]" office:value-type="currency" office:currency="EUR" office:value="10.6714312066187">
            <text:p>10,67 €</text:p>
          </table:table-cell>
          <table:table-cell table:formula="of:=[.A11]/taux" office:value-type="currency" office:currency="EUR" office:value="10.6714312066187">
            <text:p>10,67 €</text:p>
          </table:table-cell>
        </table:table-row>
        <table:table-row table:style-name="ro4">
          <table:table-cell office:value-type="currency" office:currency="FRF" office:value="80">
            <text:p>80.00 F</text:p>
          </table:table-cell>
          <table:table-cell table:formula="of:=[.A12]/[.B9]" office:value-type="currency" office:currency="EUR" office:value="0">
            <text:p>#DIV/0!</text:p>
          </table:table-cell>
          <table:table-cell table:formula="of:=[.A12]/[.$B$2]" office:value-type="currency" office:currency="EUR" office:value="12.1959213789928">
            <text:p>12,20 €</text:p>
          </table:table-cell>
          <table:table-cell table:formula="of:=[.A12]/taux" office:value-type="currency" office:currency="EUR" office:value="12.1959213789928">
            <text:p>12,20 €</text:p>
          </table:table-cell>
        </table:table-row>
        <table:table-row table:style-name="ro4">
          <table:table-cell office:value-type="currency" office:currency="FRF" office:value="100">
            <text:p>100.00 F</text:p>
          </table:table-cell>
          <table:table-cell table:formula="of:=[.A13]/[.B10]" office:value-type="currency" office:currency="EUR" office:value="0">
            <text:p>#VALUE!</text:p>
          </table:table-cell>
          <table:table-cell table:formula="of:=[.A13]/[.$B$2]" office:value-type="currency" office:currency="EUR" office:value="15.244901723741">
            <text:p>15,24 €</text:p>
          </table:table-cell>
          <table:table-cell table:formula="of:=[.A13]/taux" office:value-type="currency" office:currency="EUR" office:value="15.244901723741">
            <text:p>15,24 €</text:p>
          </table:table-cell>
        </table:table-row>
        <table:table-row table:style-name="ro4">
          <table:table-cell office:value-type="currency" office:currency="FRF" office:value="1000">
            <text:p>1,000.00 F</text:p>
          </table:table-cell>
          <table:table-cell table:formula="of:=[.A14]/[.B11]" office:value-type="currency" office:currency="EUR" office:value="374.832571428571">
            <text:p>374.83 €</text:p>
          </table:table-cell>
          <table:table-cell table:formula="of:=[.A14]/[.$B$2]" office:value-type="currency" office:currency="EUR" office:value="152.44901723741">
            <text:p>152,45 €</text:p>
          </table:table-cell>
          <table:table-cell table:formula="of:=[.A14]/taux" office:value-type="currency" office:currency="EUR" office:value="152.44901723741">
            <text:p>152,45 €</text:p>
          </table:table-cell>
        </table:table-row>
        <table:table-row table:style-name="ro4">
          <table:table-cell office:value-type="currency" office:currency="FRF" office:value="5000">
            <text:p>5,000.00 F</text:p>
          </table:table-cell>
          <table:table-cell table:formula="of:=[.A15]/[.B12]" office:value-type="currency" office:currency="EUR" office:value="0">
            <text:p>#DIV/0!</text:p>
          </table:table-cell>
          <table:table-cell table:formula="of:=[.A15]/[.$B$2]" office:value-type="currency" office:currency="EUR" office:value="762.245086187052">
            <text:p>762,25 €</text:p>
          </table:table-cell>
          <table:table-cell table:formula="of:=[.A15]/taux" office:value-type="currency" office:currency="EUR" office:value="762.245086187052">
            <text:p>762,25 €</text:p>
          </table:table-cell>
        </table:table-row>
        <table:table-row table:style-name="ro4">
          <table:table-cell office:value-type="currency" office:currency="FRF" office:value="10000">
            <text:p>10,000.00 F</text:p>
          </table:table-cell>
          <table:table-cell table:formula="of:=[.A16]/[.B13]" office:value-type="currency" office:currency="EUR" office:value="0">
            <text:p>#VALUE!</text:p>
          </table:table-cell>
          <table:table-cell table:formula="of:=[.A16]/[.$B$2]" office:value-type="currency" office:currency="EUR" office:value="1524.4901723741">
            <text:p>1 524,49 €</text:p>
          </table:table-cell>
          <table:table-cell table:formula="of:=[.A16]/taux" office:value-type="currency" office:currency="EUR" office:value="1524.4901723741">
            <text:p>1 524,49 €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taux" table:base-cell-address="$Feuille1.$B$2" table:cell-range-address="$Feuille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5106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2:5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Dominique Lachiver</meta:initial-creator>
    <meta:creation-date>2005-11-27T11:22:56</meta:creation-date>
    <dc:creator>Silver </dc:creator>
    <dc:date>2011-11-26T12:53:55</dc:date>
    <dc:language>fr-FR</dc:language>
    <meta:editing-cycles>3</meta:editing-cycles>
    <meta:editing-duration>PT00H12M44S</meta:editing-duration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